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022cm"/>
    </style:style>
    <style:style style:name="Column2" style:family="table-column">
      <style:table-column-properties style:column-width="12.488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padding-bottom="0.176cm" fo:padding-left="0.176cm" fo:padding-right="0.176cm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padding-bottom="0.176cm" fo:padding-left="0.176cm" fo:padding-right="0.176cm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padding-bottom="0.176cm" fo:padding-left="0.176cm" fo:padding-right="0.176cm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padding-bottom="0.176cm" fo:padding-left="0.176cm" fo:padding-right="0.176cm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padding-bottom="0.176cm" fo:padding-left="0.176cm" fo:padding-right="0.176cm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padding-bottom="0.176cm" fo:padding-left="0.176cm" fo:padding-right="0.176cm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padding-bottom="0.176cm" fo:padding-left="0.176cm" fo:padding-right="0.176cm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padding-bottom="0.176cm" fo:padding-left="0.176cm" fo:padding-right="0.176cm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padding-bottom="0.176cm" fo:padding-left="0.176cm" fo:padding-right="0.176cm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padding-bottom="0.176cm" fo:padding-left="0.176cm" fo:padding-right="0.176cm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padding-bottom="0.176cm" fo:padding-left="0.176cm" fo:padding-right="0.176cm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padding-bottom="0.176cm" fo:padding-left="0.176cm" fo:padding-right="0.176cm"/>
    </style:style>
    <style:style style:name="P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padding-bottom="0.176cm" fo:padding-left="0.176cm" fo:padding-right="0.176cm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padding-bottom="0.176cm" fo:padding-left="0.176cm" fo:padding-right="0.176cm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padding-bottom="0.176cm" fo:padding-left="0.176cm" fo:padding-right="0.176cm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padding-bottom="0.176cm" fo:padding-left="0.176cm" fo:padding-right="0.176cm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padding-bottom="0.176cm" fo:padding-left="0.176cm" fo:padding-right="0.176cm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padding-bottom="0.176cm" fo:padding-left="0.176cm" fo:padding-right="0.176cm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padding-bottom="0.176cm" fo:padding-left="0.176cm" fo:padding-right="0.176cm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padding-bottom="0.176cm" fo:padding-left="0.176cm" fo:padding-right="0.176cm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padding-bottom="0.176cm" fo:padding-left="0.176cm" fo:padding-right="0.176cm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padding-bottom="0.176cm" fo:padding-left="0.176cm" fo:padding-right="0.176cm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padding-bottom="0.176cm" fo:padding-left="0.176cm" fo:padding-right="0.176cm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padding-bottom="0.176cm" fo:padding-left="0.176cm" fo:padding-right="0.176cm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padding-bottom="0.176cm" fo:padding-left="0.176cm" fo:padding-right="0.176cm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padding-bottom="0.176cm" fo:padding-left="0.176cm" fo:padding-right="0.176cm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padding-bottom="0.176cm" fo:padding-left="0.176cm" fo:padding-right="0.176cm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padding-bottom="0.176cm" fo:padding-left="0.176cm" fo:padding-right="0.176cm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padding-bottom="0.176cm" fo:padding-left="0.176cm" fo:padding-right="0.176cm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padding-bottom="0.176cm" fo:padding-left="0.176cm" fo:padding-right="0.176cm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padding-bottom="0.176cm" fo:padding-left="0.176cm" fo:padding-right="0.176cm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padding-bottom="0.176cm" fo:padding-left="0.176cm" fo:padding-right="0.176cm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padding-bottom="0.176cm" fo:padding-left="0.176cm" fo:padding-right="0.176cm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padding-bottom="0.176cm" fo:padding-left="0.176cm" fo:padding-right="0.176cm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37" style:family="table-cell">
      <style:table-cell-properties style:vertical-align="top" fo:padding-top="0.176cm" fo:padding-bottom="0.176cm" fo:padding-left="0.176cm" fo:padding-right="0.176cm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padding-bottom="0.176cm" fo:padding-left="0.176cm" fo:padding-right="0.176cm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padding-bottom="0.176cm" fo:padding-left="0.176cm" fo:padding-right="0.176cm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padding-bottom="0.176cm" fo:padding-left="0.176cm" fo:padding-right="0.176cm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padding-bottom="0.176cm" fo:padding-left="0.176cm" fo:padding-right="0.176cm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padding-bottom="0.176cm" fo:padding-left="0.176cm" fo:padding-right="0.176cm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padding-bottom="0.176cm" fo:padding-left="0.176cm" fo:padding-right="0.176cm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padding-bottom="0.176cm" fo:padding-left="0.176cm" fo:padding-right="0.176cm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padding-bottom="0.176cm" fo:padding-left="0.176cm" fo:padding-right="0.176cm"/>
    </style:style>
    <style:style style:name="P4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padding-bottom="0.176cm" fo:padding-left="0.176cm" fo:padding-right="0.176cm"/>
    </style:style>
    <style:style style:name="P5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padding-bottom="0.176cm" fo:padding-left="0.176cm" fo:padding-right="0.176cm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padding-bottom="0.176cm" fo:padding-left="0.176cm" fo:padding-right="0.176cm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padding-bottom="0.176cm" fo:padding-left="0.176cm" fo:padding-right="0.176cm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padding-bottom="0.176cm" fo:padding-left="0.176cm" fo:padding-right="0.176cm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Glossary</text:span></text:p>
      <text:p text:style-name="P2"><text:span text:style-name="T2_1">//</text:span><text:span text:style-name="T2_2">Must</text:span><text:span text:style-name="T2_3"><text:s/></text:span><text:span text:style-name="T2_4">be</text:span><text:span text:style-name="T2_5"><text:s/></text:span><text:span text:style-name="T2_6">made</text:span><text:span text:style-name="T2_7"><text:s/></text:span><text:span text:style-name="T2_8">alphabetical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3"><text:span text:style-name="T3_1">Array</text:span></text:p>
          </table:table-cell>
          <table:table-cell table:style-name="Cell2">
            <text:p text:style-name="P4"><text:span text:style-name="T4_1">A</text:span><text:span text:style-name="T4_2"><text:s/></text:span><text:span text:style-name="T4_3">collection</text:span><text:span text:style-name="T4_4"><text:s/></text:span><text:span text:style-name="T4_5">of</text:span><text:span text:style-name="T4_6"><text:s/></text:span><text:span text:style-name="T4_7">variables</text:span><text:span text:style-name="T4_8"><text:s/></text:span><text:span text:style-name="T4_9">of</text:span><text:span text:style-name="T4_10"><text:s/></text:span><text:span text:style-name="T4_11">the</text:span><text:span text:style-name="T4_12"><text:s/></text:span><text:span text:style-name="T4_13">same</text:span><text:span text:style-name="T4_14"><text:s/></text:span><text:span text:style-name="T4_15">type</text:span><text:span text:style-name="T4_16">.</text:span></text:p>
          </table:table-cell>
        </table:table-row>
        <table:table-row table:style-name="Row2">
          <table:table-cell table:style-name="Cell3">
            <text:p text:style-name="P5"><text:span text:style-name="T5_1">CPU</text:span></text:p>
          </table:table-cell>
          <table:table-cell table:style-name="Cell4">
            <text:p text:style-name="P6"><text:span text:style-name="T6_1">The</text:span><text:span text:style-name="T6_2"><text:s/></text:span><text:span text:style-name="T6_3">Central</text:span><text:span text:style-name="T6_4"><text:s/></text:span><text:span text:style-name="T6_5">Processing</text:span><text:span text:style-name="T6_6"><text:s/></text:span><text:span text:style-name="T6_7">Unit</text:span><text:span text:style-name="T6_8"><text:s/>-<text:s/></text:span><text:span text:style-name="T6_9">Does</text:span><text:span text:style-name="T6_10"><text:s/></text:span><text:span text:style-name="T6_11">the</text:span><text:span text:style-name="T6_12"><text:s/></text:span><text:span text:style-name="T6_13">work</text:span><text:span text:style-name="T6_14">.</text:span></text:p>
          </table:table-cell>
        </table:table-row>
        <table:table-row table:style-name="Row3">
          <table:table-cell table:style-name="Cell5">
            <text:p text:style-name="P7"><text:span text:style-name="T7_1">Memory</text:span></text:p>
          </table:table-cell>
          <table:table-cell table:style-name="Cell6">
            <text:p text:style-name="P8"><text:span text:style-name="T8_1">Space</text:span><text:span text:style-name="T8_2"><text:s/></text:span><text:span text:style-name="T8_3">in</text:span><text:span text:style-name="T8_4"><text:s/></text:span><text:span text:style-name="T8_5">the</text:span><text:span text:style-name="T8_6"><text:s/></text:span><text:span text:style-name="T8_7">computer</text:span><text:span text:style-name="T8_8"><text:s/></text:span><text:span text:style-name="T8_9">where</text:span><text:span text:style-name="T8_10"><text:s/></text:span><text:span text:style-name="T8_11">data</text:span><text:span text:style-name="T8_12"><text:s/></text:span><text:span text:style-name="T8_13">is</text:span><text:span text:style-name="T8_14"><text:s/></text:span><text:span text:style-name="T8_15">stored</text:span><text:span text:style-name="T8_16">.</text:span></text:p>
          </table:table-cell>
        </table:table-row>
        <table:table-row table:style-name="Row4">
          <table:table-cell table:style-name="Cell7">
            <text:p text:style-name="P9"><text:span text:style-name="T9_1">Source</text:span><text:span text:style-name="T9_2"><text:s/></text:span><text:span text:style-name="T9_3">Code</text:span></text:p>
          </table:table-cell>
          <table:table-cell table:style-name="Cell8">
            <text:p text:style-name="P10"><text:span text:style-name="T10_1">Pre</text:span><text:span text:style-name="T10_2">-</text:span><text:span text:style-name="T10_3">Compiled</text:span><text:span text:style-name="T10_4"><text:s/></text:span><text:span text:style-name="T10_5">code</text:span><text:span text:style-name="T10_6"><text:s/></text:span><text:span text:style-name="T10_7">in</text:span><text:span text:style-name="T10_8"><text:s/></text:span><text:span text:style-name="T10_9">the</text:span><text:span text:style-name="T10_10"><text:s/></text:span><text:span text:style-name="T10_11">form</text:span><text:span text:style-name="T10_12"><text:s/></text:span><text:span text:style-name="T10_13">of</text:span><text:span text:style-name="T10_14"><text:s/></text:span><text:span text:style-name="T10_15">text</text:span><text:span text:style-name="T10_16">.</text:span></text:p>
          </table:table-cell>
        </table:table-row>
        <table:table-row table:style-name="Row5">
          <table:table-cell table:style-name="Cell9">
            <text:p text:style-name="P11"><text:span text:style-name="T11_1">Variable</text:span></text:p>
          </table:table-cell>
          <table:table-cell table:style-name="Cell10">
            <text:p text:style-name="P12"><text:span text:style-name="T12_1">A</text:span><text:span text:style-name="T12_2"><text:s/></text:span><text:span text:style-name="T12_3">word</text:span><text:span text:style-name="T12_4"><text:s/></text:span><text:span text:style-name="T12_5">or</text:span><text:span text:style-name="T12_6"><text:s/></text:span><text:span text:style-name="T12_7">letter</text:span><text:span text:style-name="T12_8"><text:s/></text:span><text:span text:style-name="T12_9">that</text:span><text:span text:style-name="T12_10"><text:s/></text:span><text:span text:style-name="T12_11">represents</text:span><text:span text:style-name="T12_12"><text:s/></text:span><text:span text:style-name="T12_13">data</text:span><text:span text:style-name="T12_14">.</text:span></text:p>
          </table:table-cell>
        </table:table-row>
        <table:table-row table:style-name="Row6">
          <table:table-cell table:style-name="Cell11">
            <text:p text:style-name="P13"><text:span text:style-name="T13_1">Declaration</text:span></text:p>
          </table:table-cell>
          <table:table-cell table:style-name="Cell12">
            <text:p text:style-name="P14"><text:span text:style-name="T14_1">Defines</text:span><text:span text:style-name="T14_2"><text:s/></text:span><text:span text:style-name="T14_3">the</text:span><text:span text:style-name="T14_4"><text:s/></text:span><text:span text:style-name="T14_5">name</text:span><text:span text:style-name="T14_6">,<text:s/></text:span><text:span text:style-name="T14_7">and</text:span><text:span text:style-name="T14_8"><text:s/></text:span><text:span text:style-name="T14_9">reserves</text:span><text:span text:style-name="T14_10"><text:s/></text:span><text:span text:style-name="T14_11">a</text:span><text:span text:style-name="T14_12"><text:s/></text:span><text:span text:style-name="T14_13">memory</text:span><text:span text:style-name="T14_14"><text:s/></text:span><text:span text:style-name="T14_15">location</text:span><text:span text:style-name="T14_16"><text:s/></text:span><text:span text:style-name="T14_17">for</text:span><text:span text:style-name="T14_18"><text:s/></text:span><text:span text:style-name="T14_19">a</text:span><text:span text:style-name="T14_20"><text:s/></text:span><text:span text:style-name="T14_21">variable</text:span></text:p>
          </table:table-cell>
        </table:table-row>
        <table:table-row table:style-name="Row7">
          <table:table-cell table:style-name="Cell13">
            <text:p text:style-name="P15"><text:span text:style-name="T15_1">Scope</text:span></text:p>
          </table:table-cell>
          <table:table-cell table:style-name="Cell14">
            <text:p text:style-name="P16"><text:span text:style-name="T16_1">The</text:span><text:span text:style-name="T16_2"><text:s/></text:span><text:span text:style-name="T16_3">area</text:span><text:span text:style-name="T16_4"><text:s/></text:span><text:span text:style-name="T16_5">containing</text:span><text:span text:style-name="T16_6"><text:s/></text:span><text:span text:style-name="T16_7">a</text:span><text:span text:style-name="T16_8"><text:s/></text:span><text:span text:style-name="T16_9">block</text:span><text:span text:style-name="T16_10"><text:s/></text:span><text:span text:style-name="T16_11">of</text:span><text:span text:style-name="T16_12"><text:s/></text:span><text:span text:style-name="T16_13">code</text:span><text:span text:style-name="T16_14">.</text:span></text:p>
          </table:table-cell>
        </table:table-row>
        <table:table-row table:style-name="Row8">
          <table:table-cell table:style-name="Cell15">
            <text:p text:style-name="P17"><text:span text:style-name="T17_1">Global</text:span></text:p>
          </table:table-cell>
          <table:table-cell table:style-name="Cell16">
            <text:p text:style-name="P18"><text:span text:style-name="T18_1">Available</text:span><text:span text:style-name="T18_2"><text:s/></text:span><text:span text:style-name="T18_3">across</text:span><text:span text:style-name="T18_4"><text:s/></text:span><text:span text:style-name="T18_5">all</text:span><text:span text:style-name="T18_6"><text:s/></text:span><text:span text:style-name="T18_7">scopes</text:span><text:span text:style-name="T18_8">.</text:span></text:p>
          </table:table-cell>
        </table:table-row>
        <table:table-row table:style-name="Row9">
          <table:table-cell table:style-name="Cell17">
            <text:p text:style-name="P19"><text:span text:style-name="T19_1">Static</text:span><text:span text:style-name="T19_2"><text:s/></text:span></text:p>
          </table:table-cell>
          <table:table-cell table:style-name="Cell18">
            <text:p text:style-name="P20"><text:span text:style-name="T20_1">Does</text:span><text:span text:style-name="T20_2"><text:s/></text:span><text:span text:style-name="T20_3">not</text:span><text:span text:style-name="T20_4"><text:s/></text:span><text:span text:style-name="T20_5">change</text:span><text:span text:style-name="T20_6">.</text:span></text:p>
          </table:table-cell>
        </table:table-row>
        <table:table-row table:style-name="Row10">
          <table:table-cell table:style-name="Cell19">
            <text:p text:style-name="P21"><text:span text:style-name="T21_1">Data</text:span><text:span text:style-name="T21_2"><text:s/></text:span><text:span text:style-name="T21_3">Type</text:span></text:p>
          </table:table-cell>
          <table:table-cell table:style-name="Cell20">
            <text:p text:style-name="P22"><text:span text:style-name="T22_1">A</text:span><text:span text:style-name="T22_2"><text:s/></text:span><text:span text:style-name="T22_3">data</text:span><text:span text:style-name="T22_4"><text:s/></text:span><text:span text:style-name="T22_5">type</text:span><text:span text:style-name="T22_6"><text:s/></text:span><text:span text:style-name="T22_7">is</text:span><text:span text:style-name="T22_8"><text:s/></text:span><text:span text:style-name="T22_9">the</text:span><text:span text:style-name="T22_10"><text:s/></text:span><text:span text:style-name="T22_11">type</text:span><text:span text:style-name="T22_12"><text:s/></text:span><text:span text:style-name="T22_13">of</text:span><text:span text:style-name="T22_14"><text:s/></text:span><text:span text:style-name="T22_15">variable</text:span><text:span text:style-name="T22_16"><text:s/></text:span><text:span text:style-name="T22_17">for</text:span><text:span text:style-name="T22_18"><text:s/></text:span><text:span text:style-name="T22_19">data</text:span><text:span text:style-name="T22_20"><text:s/></text:span><text:span text:style-name="T22_21">to</text:span><text:span text:style-name="T22_22"><text:s/></text:span><text:span text:style-name="T22_23">be</text:span><text:span text:style-name="T22_24"><text:s/></text:span><text:span text:style-name="T22_25">stored</text:span><text:span text:style-name="T22_26"><text:s/></text:span><text:span text:style-name="T22_27">in</text:span><text:span text:style-name="T22_28">.</text:span></text:p>
          </table:table-cell>
        </table:table-row>
        <table:table-row table:style-name="Row11">
          <table:table-cell table:style-name="Cell21">
            <text:p text:style-name="P23"><text:span text:style-name="T23_1">Definition</text:span></text:p>
          </table:table-cell>
          <table:table-cell table:style-name="Cell22">
            <text:p text:style-name="P24"><text:span text:style-name="T24_1">Gives</text:span><text:span text:style-name="T24_2"><text:s/></text:span><text:span text:style-name="T24_3">the</text:span><text:span text:style-name="T24_4"><text:s/></text:span><text:span text:style-name="T24_5">value</text:span><text:span text:style-name="T24_6"><text:s/></text:span><text:span text:style-name="T24_7">to</text:span><text:span text:style-name="T24_8"><text:s/></text:span><text:span text:style-name="T24_9">a</text:span><text:span text:style-name="T24_10"><text:s/></text:span><text:span text:style-name="T24_11">variable</text:span><text:span text:style-name="T24_12">.</text:span></text:p>
          </table:table-cell>
        </table:table-row>
        <table:table-row table:style-name="Row12">
          <table:table-cell table:style-name="Cell23">
            <text:p text:style-name="P25"><text:span text:style-name="T25_1">Assignment</text:span></text:p>
          </table:table-cell>
          <table:table-cell table:style-name="Cell24">
            <text:p text:style-name="P26"><text:span text:style-name="T26_1">Sets</text:span><text:span text:style-name="T26_2"><text:s/></text:span><text:span text:style-name="T26_3">one</text:span><text:span text:style-name="T26_4"><text:s/></text:span><text:span text:style-name="T26_5">variable</text:span><text:span text:style-name="T26_6"><text:s/>(</text:span><text:span text:style-name="T26_7">on</text:span><text:span text:style-name="T26_8"><text:s/></text:span><text:span text:style-name="T26_9">the</text:span><text:span text:style-name="T26_10"><text:s/></text:span><text:span text:style-name="T26_11">left</text:span><text:span text:style-name="T26_12">)<text:s/></text:span><text:span text:style-name="T26_13">equal</text:span><text:span text:style-name="T26_14"><text:s/></text:span><text:span text:style-name="T26_15">to</text:span><text:span text:style-name="T26_16"><text:s/></text:span><text:span text:style-name="T26_17">something</text:span><text:span text:style-name="T26_18"><text:s/></text:span><text:span text:style-name="T26_19">on</text:span><text:span text:style-name="T26_20"><text:s/></text:span><text:span text:style-name="T26_21">the</text:span><text:span text:style-name="T26_22"><text:s/></text:span><text:span text:style-name="T26_23">right</text:span><text:span text:style-name="T26_24">.</text:span></text:p>
          </table:table-cell>
        </table:table-row>
        <table:table-row table:style-name="Row13">
          <table:table-cell table:style-name="Cell25">
            <text:p text:style-name="P27"><text:span text:style-name="T27_1">Operator</text:span></text:p>
          </table:table-cell>
          <table:table-cell table:style-name="Cell26">
            <text:p text:style-name="P28"><text:span text:style-name="T28_1">An</text:span><text:span text:style-name="T28_2"><text:s/></text:span><text:span text:style-name="T28_3">operator</text:span><text:span text:style-name="T28_4"><text:s/></text:span><text:span text:style-name="T28_5">does</text:span><text:span text:style-name="T28_6"><text:s/></text:span><text:span text:style-name="T28_7">an</text:span><text:span text:style-name="T28_8"><text:s/></text:span><text:span text:style-name="T28_9">action</text:span><text:span text:style-name="T28_10">.<text:s/></text:span><text:span text:style-name="T28_11">Operators</text:span><text:span text:style-name="T28_12"><text:s/></text:span><text:span text:style-name="T28_13">are</text:span><text:span text:style-name="T28_14"><text:s/></text:span><text:span text:style-name="T28_15">like</text:span><text:span text:style-name="T28_16"><text:s/></text:span><text:span text:style-name="T28_17">the</text:span><text:span text:style-name="T28_18"><text:s/></text:span><text:span text:style-name="T28_19">verbs</text:span><text:span text:style-name="T28_20"><text:s/></text:span><text:span text:style-name="T28_21">of</text:span><text:span text:style-name="T28_22"><text:s/></text:span><text:span text:style-name="T28_23">C</text:span><text:span text:style-name="T28_24">++,<text:s/></text:span><text:span text:style-name="T28_25">and</text:span><text:span text:style-name="T28_26"><text:s/></text:span><text:span text:style-name="T28_27">include</text:span><text:span text:style-name="T28_28"><text:s/>+,<text:s/>-,<text:s/>*,<text:s/>/<text:s/></text:span><text:span text:style-name="T28_29">among</text:span><text:span text:style-name="T28_30"><text:s/></text:span><text:span text:style-name="T28_31">others</text:span><text:span text:style-name="T28_32">.<text:s/></text:span></text:p>
          </table:table-cell>
        </table:table-row>
        <table:table-row table:style-name="Row14">
          <table:table-cell table:style-name="Cell27">
            <text:p text:style-name="P29"><text:span text:style-name="T29_1">Expression</text:span></text:p>
          </table:table-cell>
          <table:table-cell table:style-name="Cell28">
            <text:p text:style-name="P30"/>
          </table:table-cell>
        </table:table-row>
        <table:table-row table:style-name="Row15">
          <table:table-cell table:style-name="Cell29">
            <text:p text:style-name="P31"><text:span text:style-name="T31_1">Comment</text:span></text:p>
          </table:table-cell>
          <table:table-cell table:style-name="Cell30">
            <text:p text:style-name="P32"><text:span text:style-name="T32_1">Also</text:span><text:span text:style-name="T32_2"><text:s/></text:span><text:span text:style-name="T32_3">known</text:span><text:span text:style-name="T32_4"><text:s/></text:span><text:span text:style-name="T32_5">as</text:span><text:span text:style-name="T32_6"><text:s/></text:span><text:span text:style-name="T32_7">a</text:span><text:span text:style-name="T32_8"><text:s/></text:span><text:span text:style-name="T32_9">remark</text:span><text:span text:style-name="T32_10">.<text:s/></text:span><text:span text:style-name="T32_11">Piece</text:span><text:span text:style-name="T32_12"><text:s/></text:span><text:span text:style-name="T32_13">of</text:span><text:span text:style-name="T32_14"><text:s/></text:span><text:span text:style-name="T32_15">code</text:span><text:span text:style-name="T32_16"><text:s/></text:span><text:span text:style-name="T32_17">that</text:span><text:span text:style-name="T32_18"><text:s/></text:span><text:span text:style-name="T32_19">doesn</text:span><text:span text:style-name="T32_20">’</text:span><text:span text:style-name="T32_21">t</text:span><text:span text:style-name="T32_22"><text:s/></text:span><text:span text:style-name="T32_23">run</text:span><text:span text:style-name="T32_24"><text:s/></text:span><text:span text:style-name="T32_25">in</text:span><text:span text:style-name="T32_26"><text:s/></text:span><text:span text:style-name="T32_27">the</text:span><text:span text:style-name="T32_28"><text:s/></text:span><text:span text:style-name="T32_29">program</text:span><text:span text:style-name="T32_30">,<text:s/></text:span><text:span text:style-name="T32_31">and</text:span><text:span text:style-name="T32_32"><text:s/></text:span><text:span text:style-name="T32_33">is</text:span><text:span text:style-name="T32_34"><text:s/></text:span><text:span text:style-name="T32_35">used</text:span><text:span text:style-name="T32_36"><text:s/></text:span><text:span text:style-name="T32_37">for</text:span><text:span text:style-name="T32_38"><text:s/></text:span><text:span text:style-name="T32_39">reference</text:span><text:span text:style-name="T32_40"><text:s/></text:span><text:span text:style-name="T32_41">for</text:span><text:span text:style-name="T32_42"><text:s/></text:span><text:span text:style-name="T32_43">the</text:span><text:span text:style-name="T32_44"><text:s/></text:span><text:span text:style-name="T32_45">programmer</text:span><text:span text:style-name="T32_46">.</text:span></text:p>
          </table:table-cell>
        </table:table-row>
        <table:table-row table:style-name="Row16">
          <table:table-cell table:style-name="Cell31">
            <text:p text:style-name="P33"><text:span text:style-name="T33_1">String</text:span></text:p>
          </table:table-cell>
          <table:table-cell table:style-name="Cell32">
            <text:p text:style-name="P34"><text:span text:style-name="T34_1">A</text:span><text:span text:style-name="T34_2"><text:s/></text:span><text:span text:style-name="T34_3">pre</text:span><text:span text:style-name="T34_4"><text:s/></text:span><text:span text:style-name="T34_5">defined</text:span><text:span text:style-name="T34_6"><text:s/></text:span><text:span text:style-name="T34_7">class</text:span><text:span text:style-name="T34_8"><text:s/></text:span><text:span text:style-name="T34_9">as</text:span><text:span text:style-name="T34_10"><text:s/></text:span><text:span text:style-name="T34_11">an</text:span><text:span text:style-name="T34_12"><text:s/></text:span><text:span text:style-name="T34_13">array</text:span><text:span text:style-name="T34_14"><text:s/></text:span><text:span text:style-name="T34_15">of</text:span><text:span text:style-name="T34_16"><text:s/></text:span><text:span text:style-name="T34_17">characters</text:span><text:span text:style-name="T34_18">.</text:span></text:p>
          </table:table-cell>
        </table:table-row>
        <table:table-row table:style-name="Row17">
          <table:table-cell table:style-name="Cell33">
            <text:p text:style-name="P35"><text:span text:style-name="T35_1">Loop</text:span></text:p>
          </table:table-cell>
          <table:table-cell table:style-name="Cell34">
            <text:p text:style-name="P36"><text:span text:style-name="T36_1">A</text:span><text:span text:style-name="T36_2"><text:s/></text:span><text:span text:style-name="T36_3">conditional</text:span><text:span text:style-name="T36_4"><text:s/></text:span><text:span text:style-name="T36_5">that</text:span><text:span text:style-name="T36_6"><text:s/></text:span><text:span text:style-name="T36_7">if</text:span><text:span text:style-name="T36_8"><text:s/></text:span><text:span text:style-name="T36_9">true</text:span><text:span text:style-name="T36_10"><text:s/></text:span><text:span text:style-name="T36_11">repeats</text:span><text:span text:style-name="T36_12"><text:s/></text:span><text:span text:style-name="T36_13">a</text:span><text:span text:style-name="T36_14"><text:s/></text:span><text:span text:style-name="T36_15">block</text:span><text:span text:style-name="T36_16"><text:s/></text:span><text:span text:style-name="T36_17">of</text:span><text:span text:style-name="T36_18"><text:s/></text:span><text:span text:style-name="T36_19">code</text:span><text:span text:style-name="T36_20">.</text:span></text:p>
          </table:table-cell>
        </table:table-row>
        <table:table-row table:style-name="Row18">
          <table:table-cell table:style-name="Cell35">
            <text:p text:style-name="P37"><text:span text:style-name="T37_1">Exception</text:span></text:p>
          </table:table-cell>
          <table:table-cell table:style-name="Cell36">
            <text:p text:style-name="P38"/>
          </table:table-cell>
        </table:table-row>
        <table:table-row table:style-name="Row19">
          <table:table-cell table:style-name="Cell37">
            <text:p text:style-name="P39"><text:span text:style-name="T39_1">Conditional</text:span></text:p>
          </table:table-cell>
          <table:table-cell table:style-name="Cell38">
            <text:p text:style-name="P40"><text:span text:style-name="T40_1">Inside</text:span><text:span text:style-name="T40_2"><text:s/></text:span><text:span text:style-name="T40_3">parenthesis</text:span><text:span text:style-name="T40_4"><text:s/>-<text:s/></text:span><text:span text:style-name="T40_5">A</text:span><text:span text:style-name="T40_6"><text:s/></text:span><text:span text:style-name="T40_7">conditional</text:span><text:span text:style-name="T40_8"><text:s/></text:span><text:span text:style-name="T40_9">checks</text:span><text:span text:style-name="T40_10"><text:s/></text:span><text:span text:style-name="T40_11">if</text:span><text:span text:style-name="T40_12"><text:s/></text:span><text:span text:style-name="T40_13">something</text:span><text:span text:style-name="T40_14"><text:s/></text:span><text:span text:style-name="T40_15">is</text:span><text:span text:style-name="T40_16"><text:s/></text:span><text:span text:style-name="T40_17">true</text:span><text:span text:style-name="T40_18"><text:s/></text:span><text:span text:style-name="T40_19">or</text:span><text:span text:style-name="T40_20"><text:s/></text:span><text:span text:style-name="T40_21">false</text:span><text:span text:style-name="T40_22">.</text:span></text:p>
          </table:table-cell>
        </table:table-row>
        <table:table-row table:style-name="Row20">
          <table:table-cell table:style-name="Cell39">
            <text:p text:style-name="P41"><text:span text:style-name="T41_1">Preprocessor</text:span><text:span text:style-name="T41_2"><text:s/></text:span><text:span text:style-name="T41_3">Directive</text:span></text:p>
          </table:table-cell>
          <table:table-cell table:style-name="Cell40">
            <text:p text:style-name="P42"><text:span text:style-name="T42_1">Directive</text:span><text:span text:style-name="T42_2"><text:s/></text:span><text:span text:style-name="T42_3">executed</text:span><text:span text:style-name="T42_4"><text:s/></text:span><text:span text:style-name="T42_5">by</text:span><text:span text:style-name="T42_6"><text:s/></text:span><text:span text:style-name="T42_7">the</text:span><text:span text:style-name="T42_8"><text:s/></text:span><text:span text:style-name="T42_9">compiler</text:span><text:span text:style-name="T42_10"><text:s/>-<text:s/></text:span><text:span text:style-name="T42_11">before</text:span><text:span text:style-name="T42_12"><text:s/></text:span><text:span text:style-name="T42_13">the</text:span><text:span text:style-name="T42_14"><text:s/></text:span><text:span text:style-name="T42_15">processor</text:span><text:span text:style-name="T42_16"><text:s/></text:span><text:span text:style-name="T42_17">gets</text:span><text:span text:style-name="T42_18"><text:s/></text:span><text:span text:style-name="T42_19">it</text:span><text:span text:style-name="T42_20">.<text:s/></text:span></text:p>
          </table:table-cell>
        </table:table-row>
        <table:table-row table:style-name="Row21">
          <table:table-cell table:style-name="Cell41">
            <text:p text:style-name="P43"><text:span text:style-name="T43_1">Compilation</text:span></text:p>
          </table:table-cell>
          <table:table-cell table:style-name="Cell42">
            <text:p text:style-name="P44"><text:span text:style-name="T44_1">The</text:span><text:span text:style-name="T44_2"><text:s/></text:span><text:span text:style-name="T44_3">change</text:span><text:span text:style-name="T44_4"><text:s/></text:span><text:span text:style-name="T44_5">from</text:span><text:span text:style-name="T44_6"><text:s/></text:span><text:span text:style-name="T44_7">source</text:span><text:span text:style-name="T44_8"><text:s/></text:span><text:span text:style-name="T44_9">code</text:span><text:span text:style-name="T44_10"><text:s/></text:span><text:span text:style-name="T44_11">to</text:span><text:span text:style-name="T44_12"><text:s/></text:span><text:span text:style-name="T44_13">machine</text:span><text:span text:style-name="T44_14"><text:s/></text:span><text:span text:style-name="T44_15">code</text:span></text:p>
          </table:table-cell>
        </table:table-row>
        <table:table-row table:style-name="Row22">
          <table:table-cell table:style-name="Cell43">
            <text:p text:style-name="P45"><text:span text:style-name="T45_1">Pointer</text:span></text:p>
          </table:table-cell>
          <table:table-cell table:style-name="Cell44">
            <text:p text:style-name="P46"><text:span text:style-name="T46_1">A</text:span><text:span text:style-name="T46_2"><text:s/></text:span><text:span text:style-name="T46_3">variable</text:span><text:span text:style-name="T46_4"><text:s/></text:span><text:span text:style-name="T46_5">that</text:span><text:span text:style-name="T46_6"><text:s/></text:span><text:span text:style-name="T46_7">points</text:span><text:span text:style-name="T46_8"><text:s/></text:span><text:span text:style-name="T46_9">to</text:span><text:span text:style-name="T46_10"><text:s/></text:span><text:span text:style-name="T46_11">a</text:span><text:span text:style-name="T46_12"><text:s/></text:span><text:span text:style-name="T46_13">place</text:span><text:span text:style-name="T46_14"><text:s/></text:span><text:span text:style-name="T46_15">in</text:span><text:span text:style-name="T46_16"><text:s/></text:span><text:span text:style-name="T46_17">memory</text:span></text:p>
          </table:table-cell>
        </table:table-row>
        <table:table-row table:style-name="Row23">
          <table:table-cell table:style-name="Cell45">
            <text:p text:style-name="P47"><text:span text:style-name="T47_1">Dynamic</text:span></text:p>
            <text:p text:style-name="P48"/>
            <text:p text:style-name="P49"><text:span text:style-name="T49_1">Accessor</text:span></text:p>
            <text:p text:style-name="P50"/>
            <text:p text:style-name="P51"><text:span text:style-name="T51_1">Mutator</text:span></text:p>
            <text:p text:style-name="P52"/>
            <text:p text:style-name="P53"/>
          </table:table-cell>
          <table:table-cell table:style-name="Cell46">
            <text:p text:style-name="P54"><text:span text:style-name="T54_1">Changes</text:span><text:span text:style-name="T54_2"><text:s/></text:span><text:span text:style-name="T54_3">as</text:span><text:span text:style-name="T54_4"><text:s/></text:span><text:span text:style-name="T54_5">needed</text:span></text:p>
            <text:p text:style-name="P55"/>
          </table:table-cell>
        </table:table-row>
        <table:table-row table:style-name="Row24">
          <table:table-cell table:style-name="Cell47">
            <text:p text:style-name="P56"/>
          </table:table-cell>
          <table:table-cell table:style-name="Cell48">
            <text:p text:style-name="P57"/>
          </table:table-cell>
        </table:table-row>
        <table:table-row table:style-name="Row25">
          <table:table-cell table:style-name="Cell49">
            <text:p text:style-name="P58"/>
          </table:table-cell>
          <table:table-cell table:style-name="Cell50">
            <text:p text:style-name="P59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